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4.21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</table:table-row>
        <table:table-row table:style-name="ro2">
          <table:table-cell office:value-type="string">
            <text:p>introIsland</text:p>
          </table:table-cell>
          <table:table-cell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true">
            <text:p>TRU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</table:table-row>
        <table:table-row table:style-name="ro3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23,5</text:p>
          </table:table-cell>
          <table:table-cell office:value-type="string">
            <text:p>17,40</text:p>
            <text:p>?,?</text:p>
          </table:table-cell>
          <table:table-cell office:value-type="string">
            <text:p>2</text:p>
            <text:p>?</text:p>
          </table:table-cell>
          <table:table-cell office:value-type="string">
            <text:p>5,4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019-03-25</text:date>, <text:time>11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25T11:46:52.65</dc:date>
    <dc:creator>Scott Vander Pryt</dc:creator>
    <meta:editing-duration>PT5M8S</meta:editing-duration>
    <meta:editing-cycles>1</meta:editing-cycles>
    <meta:document-statistic meta:table-count="3" meta:cell-count="24" meta:object-count="0"/>
    <meta:generator>OpenOffice/4.1.6$Win32 OpenOffice.org_project/416m1$Build-9790</meta:generator>
  </office:meta>
</office:document-meta>
</file>